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CANTIDAD</text:p>
          </table:table-cell>
        </table:table-row>
        <table:table-row table:style-name="ro1">
          <table:table-cell office:value-type="string">
            <text:p>17/10/20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11/04/2013</text:date>, <text:time>19:5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3-11-04T19:25:30</meta:creation-date>
    <dc:date>2013-11-04T19:50:40</dc:date>
    <dc:creator>Administrator </dc:creator>
    <meta:editing-duration>PT00H01M42S</meta:editing-duration>
    <meta:editing-cycles>2</meta:editing-cycles>
    <meta:generator>OpenOffice.org/3.2$Unix OpenOffice.org_project/320m12$Build-9483</meta:generator>
    <meta:document-statistic meta:table-count="3" meta:cell-count="10" meta:object-count="0"/>
  </office:meta>
</office:document-meta>
</file>